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29dd" officeooo:paragraph-rsid="001d29dd"/>
    </style:style>
    <style:style style:name="T1" style:family="text">
      <style:text-properties officeooo:rsid="001d29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You will need to do a port forward on your router. <text:span text:style-name="T1">Check to </text:span>see if there are some decent directions <text:span text:style-name="T1">for your particular router</text:span> online. </text:p>
      <text:p text:style-name="Standard"/>
      <text:p text:style-name="P1">Example:NVG510 model router</text:p>
      <text:p text:style-name="P1"><text:a xlink:type="simple" xlink:href="https://www.att.com/esupport/article.html#!/u-verse-high-speed-internet/KM1010276" office:target-frame-name="_blank" xlink:show="new" text:style-name="Internet_20_link" text:visited-style-name="Visited_20_Internet_20_Link">https://www.att.com/esupport/article.html#!/u-verse-high-speed-internet/KM1010276</text:a></text:p>
      <text:p text:style-name="Standard"/>
      <text:p text:style-name="P1">All you have to do is open up port 22 for "SSH" and point it to the head node for the cluster.</text:p>
      <text:p text:style-name="P1">The router has it listed as SSH Server. That's what you want.</text:p>
      <text:p text:style-name="P1"/>
      <text:p text:style-name="P1">To find the head node’s IP address:</text:p>
      <text:p text:style-name="P1"><text:line-break/>Enter the command:</text:p>
      <text:p text:style-name="P1">ifconfig</text:p>
      <text:p text:style-name="P1"/>
      <text:p text:style-name="P1">Use the IP address that is listed under the wlan0 section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6:35:42.689000000</meta:creation-date>
    <dc:date>2017-10-30T16:39:54.073000000</dc:date>
    <meta:editing-duration>PT4M12S</meta:editing-duration>
    <meta:editing-cycles>1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9" meta:word-count="85" meta:character-count="518" meta:non-whitespace-character-count="440"/>
  </office:meta>
</office:document-meta>
</file>